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bbc" officeooo:paragraph-rsid="00027bbc"/>
    </style:style>
    <style:style style:name="P2" style:family="paragraph" style:parent-style-name="Standard">
      <style:text-properties officeooo:rsid="0003cae5" officeooo:paragraph-rsid="0003c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loving it what about u </text:p>
      <text:p text:style-name="P2">dbfise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6:18:21.123533272</meta:creation-date>
    <dc:date>2020-09-15T18:58:55.755479279</dc:date>
    <meta:editing-duration>PT1M27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2" meta:word-count="8" meta:character-count="35" meta:non-whitespace-character-count="28"/>
  </office:meta>
</office:document-meta>
</file>